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ObservationManager.getClientEventPo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ObservationManager.getRegisteredEvent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ObservationManager.removeEventListener( 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ObservationManager.ClientObservationManager( Workspace workspace , RemoteObservationManager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ObservationManager.addEventListener( EventListener listener , int eventTypes , String absPath , boolean isDeep , String [ ] uuid , String [ ] nodeTypeName , boolean no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